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1014e" officeooo:paragraph-rsid="0015e196"/>
    </style:style>
    <style:style style:name="P3" style:family="paragraph" style:parent-style-name="Standard">
      <style:text-properties officeooo:rsid="0011014e" officeooo:paragraph-rsid="0017ce56"/>
    </style:style>
    <style:style style:name="P4" style:family="paragraph" style:parent-style-name="Standard">
      <style:text-properties officeooo:rsid="0011014e" officeooo:paragraph-rsid="001896d5"/>
    </style:style>
    <style:style style:name="P5" style:family="paragraph" style:parent-style-name="Standard">
      <style:text-properties officeooo:rsid="0011014e" officeooo:paragraph-rsid="001a1ca1"/>
    </style:style>
    <style:style style:name="P6" style:family="paragraph" style:parent-style-name="Standard">
      <style:text-properties officeooo:rsid="0013193d" officeooo:paragraph-rsid="0013193d"/>
    </style:style>
    <style:style style:name="P7" style:family="paragraph" style:parent-style-name="Standard">
      <style:text-properties officeooo:rsid="0015dc9d" officeooo:paragraph-rsid="0015dc9d"/>
    </style:style>
    <style:style style:name="P8" style:family="paragraph" style:parent-style-name="Standard">
      <style:text-properties officeooo:rsid="0015e196" officeooo:paragraph-rsid="0015e196"/>
    </style:style>
    <style:style style:name="P9" style:family="paragraph" style:parent-style-name="Standard">
      <style:text-properties officeooo:rsid="0015e196" officeooo:paragraph-rsid="0017ce56"/>
    </style:style>
    <style:style style:name="P10" style:family="paragraph" style:parent-style-name="Standard">
      <style:text-properties officeooo:rsid="001896d5" officeooo:paragraph-rsid="001896d5"/>
    </style:style>
    <style:style style:name="P11" style:family="paragraph" style:parent-style-name="Standard">
      <style:text-properties officeooo:rsid="001a1ca1" officeooo:paragraph-rsid="001a1ca1"/>
    </style:style>
    <style:style style:name="P12" style:family="paragraph" style:parent-style-name="Standard">
      <style:text-properties officeooo:rsid="001b5ce4" officeooo:paragraph-rsid="001b5ce4"/>
    </style:style>
    <style:style style:name="P13" style:family="paragraph" style:parent-style-name="Standard">
      <style:text-properties officeooo:rsid="001c180d" officeooo:paragraph-rsid="001c180d"/>
    </style:style>
    <style:style style:name="P14" style:family="paragraph" style:parent-style-name="Standard">
      <style:text-properties officeooo:rsid="001cf28a" officeooo:paragraph-rsid="001cf28a"/>
    </style:style>
    <style:style style:name="P15" style:family="paragraph" style:parent-style-name="Standard">
      <style:text-properties officeooo:rsid="001d8394" officeooo:paragraph-rsid="001d8394"/>
    </style:style>
    <style:style style:name="T1" style:family="text">
      <style:text-properties officeooo:rsid="0015e196"/>
    </style:style>
    <style:style style:name="T2" style:family="text">
      <style:text-properties officeooo:rsid="001896d5"/>
    </style:style>
    <style:style style:name="T3" style:family="text">
      <style:text-properties officeooo:rsid="001a1ca1"/>
    </style:style>
    <style:style style:name="T4" style:family="text">
      <style:text-properties officeooo:rsid="001b5ce4"/>
    </style:style>
    <style:style style:name="T5" style:family="text">
      <style:text-properties officeooo:rsid="001d83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6">Mon Jul <text:s/>3 10:29:59</text:p>
      <text:p text:style-name="P6">-shell scripting <text:s text:c="2"/>arthametic oparations</text:p>
      <text:p text:style-name="P6"/>
      <text:p text:style-name="P7">Wed Jul <text:s/>5 13:10:45</text:p>
      <text:p text:style-name="P7"/>
      <text:p text:style-name="P7">$ git merge pdf-files </text:p>
      <text:p text:style-name="P7"/>
      <text:p text:style-name="P7">warning: Cannot merge binary files: regular docs for devops/Shell scripting.odt (HEAD vs. pdf-files)</text:p>
      <text:p text:style-name="P7">Auto-merging regular docs for devops/Shell scripting.odt</text:p>
      <text:p text:style-name="P7">CONFLICT (content): Merge conflict in regular docs for devops/Shell scripting.odt</text:p>
      <text:p text:style-name="P7">Automatic merge failed; fix conflicts and then commit the result.</text:p>
      <text:p text:style-name="P1"><text:s text:c="11"/></text:p>
      <text:p text:style-name="P1"/>
      <text:p text:style-name="P1"/>
      <text:p text:style-name="P8">Mon Jul 10 16:59:57</text:p>
      <text:p text:style-name="P2"><text:s text:c="2"/></text:p>
      <text:p text:style-name="P2"/>
      <text:p text:style-name="P3">-- <text:span text:style-name="T1">cloned devops granth repository</text:span></text:p>
      <text:p text:style-name="P9"><text:s/>i had pdf files branch in remote repo , but when i clone dthat is not present in local repo </text:p>
      <text:p text:style-name="P2">--<text:span text:style-name="T1">noted the select ,case statements in shell scripting</text:span></text:p>
      <text:p text:style-name="P4">--<text:span text:style-name="T1">follow 2 vedios of jenkins (stand alone installation &amp; installation in servletes (application servers))</text:span></text:p>
      <text:p text:style-name="P4">--<text:span text:style-name="T2">creating users , creting permission roles and granting roles to users <text:s/>&lt;managing users&gt;</text:span></text:p>
      <text:p text:style-name="P4">--<text:span text:style-name="T2">install role-based authentication plugin as admin</text:span></text:p>
      <text:p text:style-name="P4"><text:s/></text:p>
      <text:p text:style-name="P2"/>
      <text:p text:style-name="P10">Tue Jul 11 21:21:26</text:p>
      <text:p text:style-name="P10">-started chef</text:p>
      <text:p text:style-name="P10">- it is infrastructure as code</text:p>
      <text:p text:style-name="P10">-to create multiple server and to deploy <text:s/>the artifacts</text:p>
      <text:p text:style-name="P10">-followed jenkins vedios</text:p>
      <text:p text:style-name="P10">--manage jenkins configurations </text:p>
      <text:p text:style-name="P10">--detailed about the job creation </text:p>
      <text:p text:style-name="P10">--and other options</text:p>
      <text:p text:style-name="P10"><text:soft-page-break/>--automation build pipeline </text:p>
      <text:p text:style-name="P10">--creation build pipeline </text:p>
      <text:p text:style-name="P10"/>
      <text:p text:style-name="P10"><text:s/></text:p>
      <text:p text:style-name="P5"><text:s/><text:span text:style-name="T3">Wed Jul 12 16:55:10</text:span></text:p>
      <text:p text:style-name="P5"><text:s/>-- <text:span text:style-name="T3">not able to set the nginx server in local &amp; docker container</text:span></text:p>
      <text:p text:style-name="P11">getting erro<text:span text:style-name="T4">r</text:span></text:p>
      <text:p text:style-name="P11"/>
      <text:p text:style-name="P12">dpkg: error processing package git-daemon-run (--configure):</text:p>
      <text:p text:style-name="P12"><text:s/>dependency problems - leaving unconfigured</text:p>
      <text:p text:style-name="P12">Errors were encountered while processing:</text:p>
      <text:p text:style-name="P12"><text:s/>runit</text:p>
      <text:p text:style-name="P12"><text:s/>git-daemon-run</text:p>
      <text:p text:style-name="P12"/>
      <text:p text:style-name="P13">in docker container:</text:p>
      <text:p text:style-name="P13"><text:s/></text:p>
      <text:p text:style-name="P13">root@63af99d0a19b:/# systemctl status nginx</text:p>
      <text:p text:style-name="P13">Failed to connect to bus: No such file or directory</text:p>
      <text:p text:style-name="P13">root@63af99d0a19b:/# systemctl status ssh</text:p>
      <text:p text:style-name="P13">Failed to connect to bus: No such file or directory</text:p>
      <text:p text:style-name="P13"/>
      <text:p text:style-name="P13"/>
      <text:p text:style-name="P14">sudo netstat -nstl <text:s/>---to get total information about tcp </text:p>
      <text:p text:style-name="P14"/>
      <text:p text:style-name="P15">13/07/2017</text:p>
      <text:p text:style-name="P15">--tryed to change the security features in jenkins </text:p>
      <text:p text:style-name="P15">change somethig then not able to login ,</text:p>
      <text:p text:style-name="P15">then deleted evry folder of jenkins <text:s/>.jenkins <text:s/>and war file to reintall</text:p>
      <text:p text:style-name="P15">it is suc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13T13:51:35.386206540</dc:date>
    <meta:editing-duration>PT55M1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366" meta:character-count="2361" meta:non-whitespace-character-count="1970"/>
  </office:meta>
</office:document-meta>
</file>